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5">
      <style:text-properties officeooo:rsid="00117b69" officeooo:paragraph-rsid="00117b69"/>
    </style:style>
    <style:style style:name="P2" style:family="paragraph" style:parent-style-name="Heading_20_5">
      <style:text-properties fo:font-weight="bold" officeooo:rsid="00176891" officeooo:paragraph-rsid="00176891" style:font-weight-asian="bold" style:font-weight-complex="bold"/>
    </style:style>
    <style:style style:name="P3" style:family="paragraph" style:parent-style-name="Standard">
      <style:text-properties fo:font-weight="bold" officeooo:rsid="000d62e2" officeooo:paragraph-rsid="000d62e2" style:font-weight-asian="bold" style:font-weight-complex="bold"/>
    </style:style>
    <style:style style:name="P4" style:family="paragraph" style:parent-style-name="Standard">
      <style:text-properties fo:font-weight="bold" officeooo:rsid="000dc159" officeooo:paragraph-rsid="000dc159" style:font-weight-asian="bold" style:font-weight-complex="bold"/>
    </style:style>
    <style:style style:name="P5" style:family="paragraph" style:parent-style-name="Standard">
      <style:text-properties fo:font-weight="bold" officeooo:rsid="000ee84e" officeooo:paragraph-rsid="000ee84e" style:font-weight-asian="bold" style:font-weight-complex="bold"/>
    </style:style>
    <style:style style:name="P6" style:family="paragraph" style:parent-style-name="Standard">
      <style:text-properties fo:font-weight="bold" officeooo:rsid="0010c0c9" officeooo:paragraph-rsid="0010c0c9" style:font-weight-asian="bold" style:font-weight-complex="bold"/>
    </style:style>
    <style:style style:name="P7" style:family="paragraph" style:parent-style-name="Standard">
      <style:text-properties fo:font-weight="bold" officeooo:rsid="00117b69" officeooo:paragraph-rsid="00117b69" style:font-weight-asian="bold" style:font-weight-complex="bold"/>
    </style:style>
    <style:style style:name="P8" style:family="paragraph" style:parent-style-name="Standard">
      <style:text-properties fo:font-weight="normal" officeooo:rsid="000d62e2" officeooo:paragraph-rsid="000d62e2" style:font-weight-asian="normal" style:font-weight-complex="normal"/>
    </style:style>
    <style:style style:name="P9" style:family="paragraph" style:parent-style-name="Standard">
      <style:text-properties fo:font-weight="normal" officeooo:rsid="000dc159" officeooo:paragraph-rsid="000dc159" style:font-weight-asian="normal" style:font-weight-complex="normal"/>
    </style:style>
    <style:style style:name="P10" style:family="paragraph" style:parent-style-name="Standard">
      <style:text-properties fo:font-weight="normal" officeooo:rsid="000ee84e" officeooo:paragraph-rsid="000ee84e" style:font-weight-asian="normal" style:font-weight-complex="normal"/>
    </style:style>
    <style:style style:name="P11" style:family="paragraph" style:parent-style-name="Standard">
      <style:text-properties fo:font-weight="normal" officeooo:rsid="0010c0c9" officeooo:paragraph-rsid="0010c0c9" style:font-weight-asian="normal" style:font-weight-complex="normal"/>
    </style:style>
    <style:style style:name="P12" style:family="paragraph" style:parent-style-name="Text_20_body">
      <style:text-properties fo:font-weight="bold" officeooo:rsid="00136b54" officeooo:paragraph-rsid="00136b54" style:font-weight-asian="bold" style:font-weight-complex="bold"/>
    </style:style>
    <style:style style:name="P13" style:family="paragraph" style:parent-style-name="Text_20_body">
      <style:text-properties fo:font-weight="bold" officeooo:rsid="001481d0" officeooo:paragraph-rsid="001481d0" style:font-weight-asian="bold" style:font-weight-complex="bold"/>
    </style:style>
    <style:style style:name="P14" style:family="paragraph" style:parent-style-name="Text_20_body">
      <style:text-properties fo:font-weight="bold" officeooo:rsid="0015823a" officeooo:paragraph-rsid="0015823a" style:font-weight-asian="bold" style:font-weight-complex="bold"/>
    </style:style>
    <style:style style:name="P15" style:family="paragraph" style:parent-style-name="Text_20_body">
      <style:text-properties fo:font-weight="normal" officeooo:paragraph-rsid="00117b69" style:font-weight-asian="normal" style:font-weight-complex="normal"/>
    </style:style>
    <style:style style:name="P16" style:family="paragraph" style:parent-style-name="Text_20_body">
      <style:text-properties fo:font-weight="normal" officeooo:rsid="00136b54" officeooo:paragraph-rsid="00136b54" style:font-weight-asian="normal" style:font-weight-complex="normal"/>
    </style:style>
    <style:style style:name="P17" style:family="paragraph" style:parent-style-name="Text_20_body">
      <style:text-properties fo:font-weight="normal" officeooo:rsid="001481d0" officeooo:paragraph-rsid="001481d0" style:font-weight-asian="normal" style:font-weight-complex="normal"/>
    </style:style>
    <style:style style:name="P18" style:family="paragraph" style:parent-style-name="Text_20_body">
      <style:text-properties fo:font-weight="normal" officeooo:rsid="0015823a" officeooo:paragraph-rsid="0015823a" style:font-weight-asian="normal" style:font-weight-complex="normal"/>
    </style:style>
    <style:style style:name="P19" style:family="paragraph" style:parent-style-name="Text_20_body">
      <style:text-properties fo:font-weight="normal" officeooo:paragraph-rsid="00176891" style:font-weight-asian="normal" style:font-weight-complex="normal"/>
    </style:style>
    <style:style style:name="T1" style:family="text">
      <style:text-properties officeooo:rsid="000ee84e"/>
    </style:style>
    <style:style style:name="T2" style:family="text">
      <style:text-properties fo:font-weight="bold" officeooo:rsid="00136b54" style:font-weight-asian="bold" style:font-weight-complex="bold"/>
    </style:style>
    <style:style style:name="T3" style:family="text">
      <style:text-properties fo:font-weight="bold" officeooo:rsid="00176891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 text:c="11"/><text:tab/><text:tab/>Task 01 completed</text:p>
      <text:p text:style-name="P3"/>
      <text:p text:style-name="P3">1.</text:p>
      <text:p text:style-name="P8">controlplane $ sudo nano rehanwebserver.yml</text:p>
      <text:p text:style-name="P8">controlplane $ cat rehanwebserver.yml </text:p>
      <text:p text:style-name="P8">apiVersion: v1</text:p>
      <text:p text:style-name="P8">kind: Pod</text:p>
      <text:p text:style-name="P8">metadata:</text:p>
      <text:p text:style-name="P8"><text:s text:c="2"/>name: rehan-nginx-pod</text:p>
      <text:p text:style-name="P8">spec:</text:p>
      <text:p text:style-name="P8"><text:s text:c="2"/>containers:</text:p>
      <text:p text:style-name="P8"><text:s text:c="4"/>- name: nginx</text:p>
      <text:p text:style-name="P8"><text:s text:c="6"/>image: nginx:latest</text:p>
      <text:p text:style-name="P8">controlplane $ kubectl apply -f nginx-pod.yaml</text:p>
      <text:p text:style-name="P8">error: the path "nginx-pod.yaml" does not exist</text:p>
      <text:p text:style-name="P8">controlplane $ kubectl apply -f rehanwebserver.yml </text:p>
      <text:p text:style-name="P8">pod/rehan-nginx-pod created</text:p>
      <text:p text:style-name="P8">controlplane $ kubectl get pods</text:p>
      <text:p text:style-name="P8">NAME <text:s text:c="13"/>READY <text:s text:c="2"/>STATUS <text:s text:c="3"/>RESTARTS <text:s text:c="2"/>AGE</text:p>
      <text:p text:style-name="P8">rehan-nginx-pod <text:s text:c="2"/>1/1 <text:s text:c="4"/>Running <text:s text:c="2"/>0 <text:s text:c="9"/>22s</text:p>
      <text:p text:style-name="P8">controlplane $ kubectl delete pod nginx-pod</text:p>
      <text:p text:style-name="P8">Error from server (NotFound): pods "nginx-pod" not found</text:p>
      <text:p text:style-name="P8">controlplane $ kubectl delete pod rehan-nginx-pod </text:p>
      <text:p text:style-name="P8">pod "rehan-nginx-pod" deleted</text:p>
      <text:p text:style-name="P8">controlplane $ kubectl get pods</text:p>
      <text:p text:style-name="P8">No resources found in default namespace.</text:p>
      <text:p text:style-name="P8">controlplane $ </text:p>
      <text:p text:style-name="P8"/>
      <text:p text:style-name="P5">2.</text:p>
      <text:p text:style-name="P10">controlplane $ sudo nano rehan-deployment.yaml</text:p>
      <text:p text:style-name="P10">controlplane $ kubectl apply -f rehan-deployment.yaml</text:p>
      <text:p text:style-name="P10">deployment.apps/rehan created</text:p>
      <text:p text:style-name="P10">controlplane $ cat rehan-deployment.yaml </text:p>
      <text:p text:style-name="P10">apiVersion: apps/v1</text:p>
      <text:p text:style-name="P10">kind: Deployment</text:p>
      <text:p text:style-name="P10">metadata:</text:p>
      <text:p text:style-name="P10"><text:s text:c="2"/>name: rehan</text:p>
      <text:p text:style-name="P10">spec:</text:p>
      <text:p text:style-name="P10"><text:s text:c="2"/>replicas: 1</text:p>
      <text:p text:style-name="P10"><text:s text:c="2"/>selector:</text:p>
      <text:p text:style-name="P10"><text:s text:c="4"/>matchLabels:</text:p>
      <text:p text:style-name="P10"><text:s text:c="6"/>app: rehan</text:p>
      <text:p text:style-name="P10"><text:s text:c="2"/>template:</text:p>
      <text:p text:style-name="P10"><text:s text:c="4"/>metadata:</text:p>
      <text:p text:style-name="P10"><text:s text:c="6"/>labels:</text:p>
      <text:p text:style-name="P10"><text:s text:c="8"/>app: rehan</text:p>
      <text:p text:style-name="P10"><text:s text:c="4"/>spec:</text:p>
      <text:p text:style-name="P10"><text:s text:c="6"/>containers:</text:p>
      <text:p text:style-name="P10"><text:s text:c="8"/>- name: rehan</text:p>
      <text:p text:style-name="P10"><text:soft-page-break/><text:s text:c="10"/>image: nginx</text:p>
      <text:p text:style-name="P10"><text:s text:c="10"/>ports:</text:p>
      <text:p text:style-name="P10"><text:s text:c="12"/>- containerPort: 80</text:p>
      <text:p text:style-name="P10">controlplane $ kubectl get deployments</text:p>
      <text:p text:style-name="P10">NAME <text:s text:c="8"/>READY <text:s text:c="2"/>UP-TO-DATE <text:s text:c="2"/>AVAILABLE <text:s text:c="2"/>AGE</text:p>
      <text:p text:style-name="P10">http-image <text:s text:c="2"/>1/1 <text:s text:c="4"/>1 <text:s text:c="11"/>1 <text:s text:c="10"/>10m</text:p>
      <text:p text:style-name="P10">rehan <text:s text:c="7"/>1/1 <text:s text:c="4"/>1 <text:s text:c="11"/>1 <text:s text:c="10"/>22s</text:p>
      <text:p text:style-name="P10">controlplane $ </text:p>
      <text:p text:style-name="P8"/>
      <text:p text:style-name="P4"><text:span text:style-name="T1">3</text:span>.</text:p>
      <text:p text:style-name="P9">controlplane $ sudo nano http-image-deployment.yaml</text:p>
      <text:p text:style-name="P9">controlplane $ cat http-</text:p>
      <text:p text:style-name="P9">cat: http-: No such file or directory</text:p>
      <text:p text:style-name="P9">controlplane $ cat http-</text:p>
      <text:p text:style-name="P9">http-image-deployment.yaml <text:s/>http-pod.yaml <text:s text:c="14"/></text:p>
      <text:p text:style-name="P9">controlplane $ cat http-</text:p>
      <text:p text:style-name="P9">http-image-deployment.yaml <text:s/>http-pod.yaml <text:s text:c="14"/></text:p>
      <text:p text:style-name="P9">controlplane $ cat http-image-deployment.yaml </text:p>
      <text:p text:style-name="P9">apiVersion: apps/v1</text:p>
      <text:p text:style-name="P9">kind: Deployment</text:p>
      <text:p text:style-name="P9">metadata:</text:p>
      <text:p text:style-name="P9"><text:s text:c="2"/>name: http-image</text:p>
      <text:p text:style-name="P9">spec:</text:p>
      <text:p text:style-name="P9"><text:s text:c="2"/>replicas: 1</text:p>
      <text:p text:style-name="P9"><text:s text:c="2"/>selector:</text:p>
      <text:p text:style-name="P9"><text:s text:c="4"/>matchLabels:</text:p>
      <text:p text:style-name="P9"><text:s text:c="6"/>app: http-image</text:p>
      <text:p text:style-name="P9"><text:s text:c="2"/>template:</text:p>
      <text:p text:style-name="P9"><text:s text:c="4"/>metadata:</text:p>
      <text:p text:style-name="P9"><text:s text:c="6"/>labels:</text:p>
      <text:p text:style-name="P9"><text:s text:c="8"/>app: http-image</text:p>
      <text:p text:style-name="P9"><text:s text:c="4"/>spec:</text:p>
      <text:p text:style-name="P9"><text:s text:c="6"/>containers:</text:p>
      <text:p text:style-name="P9"><text:s text:c="8"/>- name: http-image</text:p>
      <text:p text:style-name="P9"><text:s text:c="10"/>image: httpd</text:p>
      <text:p text:style-name="P9"><text:s text:c="10"/>ports:</text:p>
      <text:p text:style-name="P9"><text:s text:c="12"/>- containerPort: 80</text:p>
      <text:p text:style-name="P9">controlplane $ kubectl apply -f http-image-deployment.yaml</text:p>
      <text:p text:style-name="P9">deployment.apps/http-image created</text:p>
      <text:p text:style-name="P9">controlplane $ kubectl scale deployment http-image --replicas=3</text:p>
      <text:p text:style-name="P9">deployment.apps/http-image scaled</text:p>
      <text:p text:style-name="P9">controlplane $ sleep 180</text:p>
      <text:p text:style-name="P9">^C</text:p>
      <text:p text:style-name="P9">controlplane $ sleep 180</text:p>
      <text:p text:style-name="P9">controlplane $ kubectl get pods</text:p>
      <text:p text:style-name="P9">NAME <text:s text:c="25"/>READY <text:s text:c="2"/>STATUS <text:s text:c="3"/>RESTARTS <text:s text:c="2"/>AGE</text:p>
      <text:p text:style-name="P9">http-image-7d795684f4-6n989 <text:s text:c="2"/>1/1 <text:s text:c="4"/>Running <text:s text:c="2"/>0 <text:s text:c="9"/>5m36s</text:p>
      <text:p text:style-name="P9">http-image-7d795684f4-jblmw <text:s text:c="2"/>1/1 <text:s text:c="4"/>Running <text:s text:c="2"/>0 <text:s text:c="9"/>5m36s</text:p>
      <text:p text:style-name="P9">http-image-7d795684f4-xctr6 <text:s text:c="2"/>1/1 <text:s text:c="4"/>Running <text:s text:c="2"/>0 <text:s text:c="9"/>5m48s</text:p>
      <text:p text:style-name="P9"><text:soft-page-break/>http-pod <text:s text:c="21"/>1/1 <text:s text:c="4"/>Running <text:s text:c="2"/>0 <text:s text:c="9"/>10m</text:p>
      <text:p text:style-name="P9">controlplane $ </text:p>
      <text:p text:style-name="P6">4.</text:p>
      <text:p text:style-name="P11">controlplane $ sudo nano print-time.yaml</text:p>
      <text:p text:style-name="P11">controlplane $ kubectl apply -f print-time.yaml</text:p>
      <text:p text:style-name="P11">job.batch/time-printer created</text:p>
      <text:p text:style-name="P11">controlplane $ cat print-time.yaml </text:p>
      <text:p text:style-name="P11">apiVersion: batch/v1</text:p>
      <text:p text:style-name="P11">kind: Job</text:p>
      <text:p text:style-name="P11">metadata:</text:p>
      <text:p text:style-name="P11"><text:s text:c="2"/>name: time-printer</text:p>
      <text:p text:style-name="P11">spec:</text:p>
      <text:p text:style-name="P11"><text:s text:c="2"/>template:</text:p>
      <text:p text:style-name="P11"><text:s text:c="4"/>spec:</text:p>
      <text:p text:style-name="P11"><text:s text:c="6"/>containers:</text:p>
      <text:p text:style-name="P11"><text:s text:c="6"/>- name: time-printer</text:p>
      <text:p text:style-name="P11"><text:s text:c="8"/>image: busybox</text:p>
      <text:p text:style-name="P11"><text:s text:c="8"/>command: ["sh", "-c", "date"]</text:p>
      <text:p text:style-name="P11"><text:s text:c="6"/>restartPolicy: Never</text:p>
      <text:p text:style-name="P11">controlplane $ kubectl logs job/time-printer</text:p>
      <text:p text:style-name="P11">Sun Jul <text:s/>9 08:22:38 UTC 2023</text:p>
      <text:p text:style-name="P11">controlplane $ </text:p>
      <text:p text:style-name="P9"/>
      <text:h text:style-name="P1" text:outline-level="5">5.</text:h>
      <text:p text:style-name="P15">controlplane $ sudo nano nginx.yaml</text:p>
      <text:p text:style-name="P15">controlplane $ cat nginx.yaml </text:p>
      <text:p text:style-name="P15">apiVersion: v1</text:p>
      <text:p text:style-name="P15">kind: Service</text:p>
      <text:p text:style-name="P15">metadata:</text:p>
      <text:p text:style-name="P15"><text:s text:c="2"/>name: nginx-service</text:p>
      <text:p text:style-name="P15">spec:</text:p>
      <text:p text:style-name="P15"><text:s text:c="2"/>selector:</text:p>
      <text:p text:style-name="P15"><text:s text:c="4"/>app: nginx</text:p>
      <text:p text:style-name="P15"><text:s text:c="2"/>ports:</text:p>
      <text:p text:style-name="P15"><text:s text:c="4"/>- protocol: TCP</text:p>
      <text:p text:style-name="P15"><text:s text:c="6"/>port: 8080</text:p>
      <text:p text:style-name="P15"><text:s text:c="6"/>targetPort: 80</text:p>
      <text:p text:style-name="P15"><text:s text:c="2"/>type: ClusterIP</text:p>
      <text:p text:style-name="P15">controlplane $ kubectl apply -f nginx.yaml </text:p>
      <text:p text:style-name="P15"><text:soft-page-break/>service/nginx-service created</text:p>
      <text:p text:style-name="P15">controlplane $ kubectl get service nginx-service</text:p>
      <text:p text:style-name="P15">NAME <text:s text:c="11"/>TYPE <text:s text:c="7"/>CLUSTER-IP <text:s text:c="4"/>EXTERNAL-IP <text:s text:c="2"/>PORT(S) <text:s text:c="3"/>AGE</text:p>
      <text:p text:style-name="P15">nginx-service <text:s text:c="2"/>ClusterIP <text:s text:c="2"/>10.98.46.113 <text:s text:c="2"/>&lt;none&gt; <text:s text:c="7"/>8080/TCP <text:s text:c="2"/>70s</text:p>
      <text:p text:style-name="P15">controlplane $ </text:p>
      <text:p text:style-name="P15"/>
      <text:p text:style-name="P15"/>
      <text:p text:style-name="P15"><text:tab/><text:tab/><text:tab/><text:span text:style-name="T2">Task 2 </text:span></text:p>
      <text:p text:style-name="P12">1.</text:p>
      <text:p text:style-name="P16">controlplane $ sudo nano rehank8s-lab.yaml</text:p>
      <text:p text:style-name="P16">controlplane $ cat rehank8s-lab.yaml </text:p>
      <text:p text:style-name="P16">apiVersion: v1</text:p>
      <text:p text:style-name="P16">kind: Namespace</text:p>
      <text:p text:style-name="P16">metadata:</text:p>
      <text:p text:style-name="P16"><text:s text:c="2"/>name: k8s-lab2</text:p>
      <text:p text:style-name="P16">controlplane $ kubectl apply -f rehank8s-lab.yaml </text:p>
      <text:p text:style-name="P16">namespace/k8s-lab2 created</text:p>
      <text:p text:style-name="P16">controlplane $ kubectl get ns</text:p>
      <text:p text:style-name="P16">NAME <text:s text:c="16"/>STATUS <text:s text:c="2"/>AGE</text:p>
      <text:p text:style-name="P16">default <text:s text:c="13"/>Active <text:s text:c="2"/>3d18h</text:p>
      <text:p text:style-name="P16">k8s-lab2 <text:s text:c="12"/>Active <text:s text:c="2"/>14s</text:p>
      <text:p text:style-name="P16">kube-node-lease <text:s text:c="5"/>Active <text:s text:c="2"/>3d18h</text:p>
      <text:p text:style-name="P16">kube-public <text:s text:c="9"/>Active <text:s text:c="2"/>3d18h</text:p>
      <text:p text:style-name="P16">kube-system <text:s text:c="9"/>Active <text:s text:c="2"/>3d18h</text:p>
      <text:p text:style-name="P16">local-path-storage <text:s text:c="2"/>Active <text:s text:c="2"/>3d18h</text:p>
      <text:p text:style-name="P16">controlplane $ </text:p>
      <text:p text:style-name="P13">2.</text:p>
      <text:p text:style-name="P17">controlplane $ <text:s/>sudo nano deploy.yaml</text:p>
      <text:p text:style-name="P17">controlplane $ cat deploy.yaml </text:p>
      <text:p text:style-name="P17">apiVersion: apps/v1</text:p>
      <text:p text:style-name="P17"><text:soft-page-break/>kind: Deployment</text:p>
      <text:p text:style-name="P17">metadata:</text:p>
      <text:p text:style-name="P17"><text:s text:c="2"/>name: nginx-deploy</text:p>
      <text:p text:style-name="P17"><text:s text:c="2"/>labels:</text:p>
      <text:p text:style-name="P17"><text:s text:c="4"/>client: user</text:p>
      <text:p text:style-name="P17">spec:</text:p>
      <text:p text:style-name="P17"><text:s text:c="2"/>replicas: 3</text:p>
      <text:p text:style-name="P17"><text:s text:c="2"/>selector:</text:p>
      <text:p text:style-name="P17"><text:s text:c="4"/>matchLabels:</text:p>
      <text:p text:style-name="P17"><text:s text:c="6"/>app: revproxy</text:p>
      <text:p text:style-name="P17"><text:s text:c="2"/>template:</text:p>
      <text:p text:style-name="P17"><text:s text:c="4"/>metadata:</text:p>
      <text:p text:style-name="P17"><text:s text:c="6"/>labels:</text:p>
      <text:p text:style-name="P17"><text:s text:c="8"/>app: revproxy</text:p>
      <text:p text:style-name="P17"><text:s text:c="4"/>spec:</text:p>
      <text:p text:style-name="P17"><text:s text:c="6"/>containers:</text:p>
      <text:p text:style-name="P17"><text:s text:c="6"/>- name: nginx</text:p>
      <text:p text:style-name="P17"><text:s text:c="8"/>image: nginx:1.16</text:p>
      <text:p text:style-name="P17">controlplane $ kubectl apply -f deploy.yaml -n k8s-lab2</text:p>
      <text:p text:style-name="P17">deployment.apps/nginx-deploy created</text:p>
      <text:p text:style-name="P17">controlplane $ </text:p>
      <text:p text:style-name="P14">3.</text:p>
      <text:p text:style-name="P18">controlplane $ sudo nano httpd-fe-deployment.yaml</text:p>
      <text:p text:style-name="P18">controlplane $ cat httpd-fe-deployment.yaml </text:p>
      <text:p text:style-name="P18">apiVersion: apps/v1</text:p>
      <text:p text:style-name="P18">kind: Deployment</text:p>
      <text:p text:style-name="P18">metadata:</text:p>
      <text:p text:style-name="P18"><text:s text:c="2"/>name: httpd-fe</text:p>
      <text:p text:style-name="P18"><text:s text:c="2"/>namespace: rehan-httpd-ns</text:p>
      <text:p text:style-name="P18">spec:</text:p>
      <text:p text:style-name="P18"><text:soft-page-break/><text:s text:c="2"/>replicas: 3</text:p>
      <text:p text:style-name="P18"><text:s text:c="2"/>selector:</text:p>
      <text:p text:style-name="P18"><text:s text:c="4"/>matchLabels:</text:p>
      <text:p text:style-name="P18"><text:s text:c="6"/>app: httpd-fe</text:p>
      <text:p text:style-name="P18"><text:s text:c="2"/>template:</text:p>
      <text:p text:style-name="P18"><text:s text:c="4"/>metadata:</text:p>
      <text:p text:style-name="P18"><text:s text:c="6"/>labels:</text:p>
      <text:p text:style-name="P18"><text:s text:c="8"/>app: httpd-fe</text:p>
      <text:p text:style-name="P18"><text:s text:c="4"/>spec:</text:p>
      <text:p text:style-name="P18"><text:s text:c="6"/>containers:</text:p>
      <text:p text:style-name="P18"><text:s text:c="6"/>- name: httpd-fe</text:p>
      <text:p text:style-name="P18"><text:s text:c="8"/>image: httpd:2.4-alpine</text:p>
      <text:p text:style-name="P18">controlplane $ kubectl apply -f httpd-fe-deployment.yaml</text:p>
      <text:p text:style-name="P18">Error from server (NotFound): error when creating "httpd-fe-deployment.yaml": namespaces "rehan-httpd-ns" not found</text:p>
      <text:p text:style-name="P18">controlplane $ </text:p>
      <text:p text:style-name="P18">controlplane $ sudo nano httpd-fe-deployment.yaml</text:p>
      <text:p text:style-name="P18">controlplane $ sudo nano httpd-fe-deployment.yaml</text:p>
      <text:p text:style-name="P18">controlplane $ kubectl apply -f httpd-fe-deployment.yaml</text:p>
      <text:p text:style-name="P18">Error from server (NotFound): error when creating "httpd-fe-deployment.yaml": namespaces "k8s-lab2" not found</text:p>
      <text:p text:style-name="P18">controlplane $ kubectl create ns k8s-lab2</text:p>
      <text:p text:style-name="P18">namespace/k8s-lab2 created</text:p>
      <text:p text:style-name="P18">controlplane $ kubectl apply -f httpd-fe-deployment.yaml</text:p>
      <text:p text:style-name="P18">deployment.apps/httpd-fe created</text:p>
      <text:p text:style-name="P18">controlplane $ </text:p>
      <text:h text:style-name="P2" text:outline-level="5">5.</text:h>
      <text:p text:style-name="P19">controlplane $ kubectl create ns k8s-lab2</text:p>
      <text:p text:style-name="P19">namespace/k8s-lab2 created</text:p>
      <text:p text:style-name="P19">controlplane $ kubectl get ns</text:p>
      <text:p text:style-name="P19"><text:soft-page-break/>NAME <text:s text:c="16"/>STATUS <text:s text:c="2"/>AGE</text:p>
      <text:p text:style-name="P19">default <text:s text:c="13"/>Active <text:s text:c="2"/>3d18h</text:p>
      <text:p text:style-name="P19">k8s-lab2 <text:s text:c="12"/>Active <text:s text:c="2"/>4s</text:p>
      <text:p text:style-name="P19">kube-node-lease <text:s text:c="5"/>Active <text:s text:c="2"/>3d18h</text:p>
      <text:p text:style-name="P19">kube-public <text:s text:c="9"/>Active <text:s text:c="2"/>3d18h</text:p>
      <text:p text:style-name="P19">kube-system <text:s text:c="9"/>Active <text:s text:c="2"/>3d18h</text:p>
      <text:p text:style-name="P19">local-path-storage <text:s text:c="2"/>Active <text:s text:c="2"/>3d18h</text:p>
      <text:p text:style-name="P19">controlplane $ kubectl delete namespace k8s-lab2</text:p>
      <text:p text:style-name="P19">namespace "k8s-lab2" deleted</text:p>
      <text:p text:style-name="P19">controlplane $ kubectl get ns</text:p>
      <text:p text:style-name="P19">NAME <text:s text:c="16"/>STATUS <text:s text:c="2"/>AGE</text:p>
      <text:p text:style-name="P19">default <text:s text:c="13"/>Active <text:s text:c="2"/>3d18h</text:p>
      <text:p text:style-name="P19">kube-node-lease <text:s text:c="5"/>Active <text:s text:c="2"/>3d18h</text:p>
      <text:p text:style-name="P19">kube-public <text:s text:c="9"/>Active <text:s text:c="2"/>3d18h</text:p>
      <text:p text:style-name="P19">kube-system <text:s text:c="9"/>Active <text:s text:c="2"/>3d18h</text:p>
      <text:p text:style-name="P19">local-path-storage <text:s text:c="2"/>Active <text:s text:c="2"/>3d18h</text:p>
      <text:p text:style-name="P19">controlplane $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9T12:22:15.466090710</meta:creation-date>
    <dc:date>2023-07-09T14:02:03.435410578</dc:date>
    <meta:editing-duration>PT1H29M15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7" meta:paragraph-count="236" meta:word-count="682" meta:character-count="6277" meta:non-whitespace-character-count="4876"/>
  </office:meta>
</office:document-meta>
</file>